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8A000005B2BD15542D.png" manifest:media-type="image/png"/>
  <manifest:file-entry manifest:full-path="Pictures/100000000000098A000005B2D4513639.png" manifest:media-type="image/png"/>
  <manifest:file-entry manifest:full-path="Pictures/100000000000098A000005B2913DC5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9.999cm, 32cm, 15.499cm, 12cm)" draw:image-opacity="100%" style:mirror="non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9.999cm, 22.61cm, 15.499cm, 1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8.859cm" svg:height="5.619cm" svg:x="0cm" svg:y="1cm">
            <draw:image xlink:href="Pictures/100000000000098A000005B2913DC5A1.png" xlink:type="simple" xlink:show="embed" xlink:actuate="onLoad">
              <text:p/>
            </draw:image>
          </draw:frame>
          <draw:frame draw:style-name="gr2" draw:text-style-name="P1" draw:layer="layout" svg:width="12.898cm" svg:height="5.619cm" svg:x="7.002cm" svg:y="1cm">
            <draw:image xlink:href="Pictures/100000000000098A000005B2D4513639.png" xlink:type="simple" xlink:show="embed" xlink:actuate="onLoad">
              <text:p/>
            </draw:image>
          </draw:frame>
          <draw:frame draw:style-name="gr2" draw:text-style-name="P1" draw:layer="layout" svg:width="12.898cm" svg:height="5.619cm" svg:x="16.785cm" svg:y="1cm">
            <draw:image xlink:href="Pictures/100000000000098A000005B2BD15542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04:10.267663022</meta:creation-date>
    <dc:date>2017-06-13T15:14:48.186729655</dc:date>
    <meta:editing-duration>PT10M38S</meta:editing-duration>
    <meta:editing-cycles>1</meta:editing-cycles>
    <meta:document-statistic meta:object-count="4"/>
    <meta:generator>LibreOffice/4.3.5.2.0$Linux_X86_64 LibreOffice_project/430$Build-2</meta:generator>
  </office:meta>
</office:document-meta>
</file>